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23f" officeooo:paragraph-rsid="001b423f"/>
    </style:style>
    <style:style style:name="P2" style:family="paragraph" style:parent-style-name="Standard">
      <style:text-properties officeooo:rsid="001c42d2" officeooo:paragraph-rsid="001c42d2"/>
    </style:style>
    <style:style style:name="P3" style:family="paragraph" style:parent-style-name="Standard">
      <style:text-properties officeooo:rsid="002392e9" officeooo:paragraph-rsid="002392e9"/>
    </style:style>
    <style:style style:name="P4" style:family="paragraph" style:parent-style-name="Standard">
      <style:text-properties officeooo:rsid="0023b12c" officeooo:paragraph-rsid="0023b12c"/>
    </style:style>
    <style:style style:name="P5" style:family="paragraph" style:parent-style-name="Standard">
      <style:text-properties officeooo:rsid="0023d7c0" officeooo:paragraph-rsid="0023d7c0"/>
    </style:style>
    <style:style style:name="P6" style:family="paragraph" style:parent-style-name="Standard">
      <style:text-properties officeooo:rsid="00240da4" officeooo:paragraph-rsid="00240da4"/>
    </style:style>
    <style:style style:name="P7" style:family="paragraph" style:parent-style-name="Standard">
      <style:text-properties officeooo:rsid="00243448" officeooo:paragraph-rsid="00243448"/>
    </style:style>
    <style:style style:name="P8" style:family="paragraph" style:parent-style-name="Standard">
      <style:text-properties officeooo:rsid="00246c5c" officeooo:paragraph-rsid="00246c5c"/>
    </style:style>
    <style:style style:name="P9" style:family="paragraph" style:parent-style-name="Standard">
      <style:text-properties officeooo:rsid="0025d90f" officeooo:paragraph-rsid="0025d90f"/>
    </style:style>
    <style:style style:name="P10" style:family="paragraph" style:parent-style-name="Standard">
      <style:text-properties officeooo:rsid="0029f3c8" officeooo:paragraph-rsid="0029f3c8"/>
    </style:style>
    <style:style style:name="T1" style:family="text">
      <style:text-properties officeooo:rsid="001d9797"/>
    </style:style>
    <style:style style:name="T2" style:family="text">
      <style:text-properties officeooo:rsid="001eeb06"/>
    </style:style>
    <style:style style:name="T3" style:family="text">
      <style:text-properties officeooo:rsid="001ff778"/>
    </style:style>
    <style:style style:name="T4" style:family="text">
      <style:text-properties officeooo:rsid="00217d41"/>
    </style:style>
    <style:style style:name="T5" style:family="text">
      <style:text-properties officeooo:rsid="0026e55b"/>
    </style:style>
    <style:style style:name="T6" style:family="text">
      <style:text-properties officeooo:rsid="002860f5"/>
    </style:style>
    <style:style style:name="T7" style:family="text">
      <style:text-properties officeooo:rsid="0029f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2">arquitetura CISC X RISC </text:p>
      <text:p text:style-name="P2">-tipos de conjuntos de instruções de máquinas </text:p>
      <text:p text:style-name="P2">-<text:span text:style-name="T1">este conjunto de instruções que dará a ordem para que o computador execute determinada operação </text:span></text:p>
      <text:p text:style-name="P2">-<text:span text:style-name="T2">existe também a arquitetura híbrida </text:span></text:p>
      <text:p text:style-name="P2">-<text:span text:style-name="T3">são </text:span><text:span text:style-name="T4">estratégias</text:span><text:span text:style-name="T3"> para construir o processador do computador </text:span></text:p>
      <text:p text:style-name="P2"/>
      <text:p text:style-name="P3">exemplos </text:p>
      <text:p text:style-name="P3"/>
      <text:p text:style-name="P3">CISC = intel</text:p>
      <text:p text:style-name="P3">RISC = apple</text:p>
      <text:p text:style-name="P3"/>
      <text:p text:style-name="P4">CISC = complexas, com muitas instruções</text:p>
      <text:p text:style-name="P5">RISC = reduzida</text:p>
      <text:p text:style-name="P5"/>
      <text:p text:style-name="P6">características da arquitetura RISC </text:p>
      <text:p text:style-name="P6"/>
      <text:p text:style-name="P7">revisão sobre o funcionamento do PC </text:p>
      <text:p text:style-name="P7">-UCP = unidade central de processamento </text:p>
      <text:p text:style-name="P7"/>
      <text:p text:style-name="P7">é composta por basicamente 3 coisas: </text:p>
      <text:p text:style-name="P7">-CPU = processamento </text:p>
      <text:p text:style-name="P8">componentes: </text:p>
      <text:p text:style-name="P8">registradores </text:p>
      <text:p text:style-name="P8">unidade lógica aritmética(UAL)</text:p>
      <text:p text:style-name="P8">unidade de controle(UC)</text:p>
      <text:p text:style-name="P8">barramento interno(BI)</text:p>
      <text:p text:style-name="P8"/>
      <text:p text:style-name="P7">-memória primária = RAM </text:p>
      <text:p text:style-name="P7">-disp; E/S </text:p>
      <text:p text:style-name="P7">e também os barramento = caminhos por onde passa informações </text:p>
      <text:p text:style-name="P7">3 tipos de barramentos:</text:p>
      <text:p text:style-name="P7">BD = barramento de dados </text:p>
      <text:p text:style-name="P7">BE = barramento de endereço </text:p>
      <text:p text:style-name="P7">BC = barramento de controle </text:p>
      <text:p text:style-name="P7"/>
      <text:p text:style-name="P9">arquitetura CISC </text:p>
      <text:p text:style-name="P9">CISC = complex instruction set computer = computador com conjunto complexo de instruções </text:p>
      <text:p text:style-name="P9">-<text:span text:style-name="T5">instruções mais específicas para o maior número de funcionalidades possíveis </text:span></text:p>
      <text:p text:style-name="P9">-<text:span text:style-name="T6">realizam instruções com <text:s/>diferentes níveis de complexidade </text:span></text:p>
      <text:p text:style-name="P9">-<text:span text:style-name="T7">possibilitou instruções mais complexas</text:span></text:p>
      <text:p text:style-name="P9"/>
      <text:p text:style-name="P10">arquitetura CISC na analogia da hamburgueria </text:p>
      <text:p text:style-name="P10"/>
      <text:p text:style-name="P9"/>
      <text:p text:style-name="P9"/>
      <text:p text:style-name="P9"/>
      <text:p text:style-name="P7"/>
      <text:p text:style-name="P7"/>
      <text:p text:style-name="P7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3:30:34.285000000</meta:creation-date>
    <dc:date>2024-01-10T14:02:10.383000000</dc:date>
    <meta:editing-duration>PT31M28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4" meta:word-count="169" meta:character-count="1159" meta:non-whitespace-character-count="999"/>
  </office:meta>
</office:document-meta>
</file>